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1e1068" officeooo:paragraph-rsid="001e1068" style:font-weight-asian="normal" style:font-weight-complex="normal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1372b" officeooo:paragraph-rsid="0021372b" style:font-weight-asian="normal" style:font-weight-complex="normal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196a7" officeooo:paragraph-rsid="002196a7" style:font-weight-asian="normal" style:font-weight-complex="normal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2782b" officeooo:paragraph-rsid="0022782b" style:font-weight-asian="normal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46ede" officeooo:paragraph-rsid="00246ede" style:font-weight-asian="normal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648d4" officeooo:paragraph-rsid="002648d4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c18d3" officeooo:paragraph-rsid="002c18d3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style:text-underline-style="none" fo:font-weight="normal" officeooo:rsid="00261051" officeooo:paragraph-rsid="00261051" style:font-weight-asian="normal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style:text-underline-style="none" fo:font-weight="normal" officeooo:rsid="0022d0c7" officeooo:paragraph-rsid="0022d0c7" style:font-weight-asian="normal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Times New Roman" style:text-underline-style="none" fo:font-weight="normal" officeooo:rsid="0022d0c7" officeooo:paragraph-rsid="0034e6ce" style:font-weight-asian="normal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" fo:font-style="normal" fo:font-weight="normal" officeooo:rsid="002196a7" officeooo:paragraph-rsid="002196a7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335eb1" officeooo:paragraph-rsid="00335eb1" style:font-weight-asian="bold" style:font-weight-complex="bold"/>
    </style:style>
    <style:style style:name="P13" style:family="paragraph" style:parent-style-name="Standard">
      <style:paragraph-properties fo:line-height="200%" fo:text-align="justify" style:justify-single-word="false"/>
      <style:text-properties officeooo:paragraph-rsid="001fa6a7"/>
    </style:style>
    <style:style style:name="P14" style:family="paragraph" style:parent-style-name="Standard">
      <style:paragraph-properties fo:line-height="200%" fo:text-align="justify" style:justify-single-word="false"/>
      <style:text-properties officeooo:paragraph-rsid="002788cb"/>
    </style:style>
    <style:style style:name="P15" style:family="paragraph" style:parent-style-name="Standard">
      <style:paragraph-properties fo:line-height="200%" fo:text-align="justify" style:justify-single-word="false"/>
      <style:text-properties officeooo:rsid="0022782b" officeooo:paragraph-rsid="0022782b"/>
    </style:style>
    <style:style style:name="P16" style:family="paragraph" style:parent-style-name="Standard">
      <style:paragraph-properties fo:line-height="200%" fo:text-align="justify" style:justify-single-word="false"/>
      <style:text-properties officeooo:rsid="0022d0c7" officeooo:paragraph-rsid="0022d0c7"/>
    </style:style>
    <style:style style:name="P17" style:family="paragraph" style:parent-style-name="Standard">
      <style:paragraph-properties fo:line-height="200%" fo:text-align="justify" style:justify-single-word="false"/>
      <style:text-properties officeooo:rsid="0024b480" officeooo:paragraph-rsid="0024b480"/>
    </style:style>
    <style:style style:name="P18" style:family="paragraph" style:parent-style-name="Standard">
      <style:paragraph-properties fo:line-height="200%" fo:text-align="justify" style:justify-single-word="false"/>
      <style:text-properties officeooo:rsid="00288bef" officeooo:paragraph-rsid="00288bef"/>
    </style:style>
    <style:style style:name="P19" style:family="paragraph" style:parent-style-name="Standard">
      <style:paragraph-properties fo:line-height="200%" fo:text-align="justify" style:justify-single-word="false"/>
      <style:text-properties officeooo:rsid="002ae4bf" officeooo:paragraph-rsid="002ae4bf"/>
    </style:style>
    <style:style style:name="P20" style:family="paragraph" style:parent-style-name="Standard">
      <style:paragraph-properties fo:line-height="200%" fo:text-align="justify" style:justify-single-word="false"/>
      <style:text-properties style:text-underline-style="none" officeooo:rsid="0022d0c7" officeooo:paragraph-rsid="0022d0c7"/>
    </style:style>
    <style:style style:name="P21" style:family="paragraph" style:parent-style-name="Standard">
      <style:paragraph-properties fo:line-height="200%" fo:text-align="justify" style:justify-single-word="false"/>
      <style:text-properties style:font-name="Times New Roman" style:text-underline-style="none" fo:font-weight="normal" officeooo:rsid="0038543d" officeooo:paragraph-rsid="0038543d" style:font-weight-asian="normal" style:font-weight-complex="normal"/>
    </style:style>
    <style:style style:name="P22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1372b" officeooo:paragraph-rsid="0021372b" style:font-weight-asian="normal" style:font-weight-complex="normal"/>
    </style:style>
    <style:style style:name="P23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3c08d3" officeooo:paragraph-rsid="003c08d3" style:font-weight-asian="normal" style:font-weight-complex="normal"/>
    </style:style>
    <style:style style:name="P24" style:family="paragraph" style:parent-style-name="Standard">
      <style:paragraph-properties fo:line-height="200%" fo:text-align="justify" style:justify-single-word="false"/>
      <style:text-properties officeooo:rsid="00388efb" officeooo:paragraph-rsid="0039ef26"/>
    </style:style>
    <style:style style:name="P25" style:family="paragraph" style:parent-style-name="Standard">
      <style:paragraph-properties fo:line-height="200%" fo:text-align="justify" style:justify-single-word="false"/>
      <style:text-properties officeooo:rsid="003a3a76" officeooo:paragraph-rsid="003a3a7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a6a7" style:font-style-asian="italic" style:font-style-complex="italic"/>
    </style:style>
    <style:style style:name="T3" style:family="text">
      <style:text-properties fo:font-style="italic" officeooo:rsid="003158e1" style:font-style-asian="italic" style:font-style-complex="italic"/>
    </style:style>
    <style:style style:name="T4" style:family="text">
      <style:text-properties fo:font-style="italic" officeooo:rsid="0025d8ce" style:font-style-asian="italic" style:font-style-complex="italic"/>
    </style:style>
    <style:style style:name="T5" style:family="text">
      <style:text-properties fo:font-style="italic" officeooo:rsid="002788cb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fa6a7" style:font-style-asian="normal" style:font-style-complex="normal"/>
    </style:style>
    <style:style style:name="T8" style:family="text">
      <style:text-properties fo:font-style="normal" officeooo:rsid="002ebf76" style:font-style-asian="normal" style:font-style-complex="normal"/>
    </style:style>
    <style:style style:name="T9" style:family="text">
      <style:text-properties fo:font-style="normal" officeooo:rsid="002f83ed" style:font-style-asian="normal" style:font-style-complex="normal"/>
    </style:style>
    <style:style style:name="T10" style:family="text">
      <style:text-properties fo:font-style="normal" officeooo:rsid="0034e3b2" style:font-style-asian="normal" style:font-style-complex="normal"/>
    </style:style>
    <style:style style:name="T11" style:family="text">
      <style:text-properties fo:font-style="normal" officeooo:rsid="0025d8ce" style:font-style-asian="normal" style:font-style-complex="normal"/>
    </style:style>
    <style:style style:name="T12" style:family="text">
      <style:text-properties fo:font-style="normal" officeooo:rsid="002788cb" style:font-style-asian="normal" style:font-style-complex="normal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fo:font-weight="normal" officeooo:rsid="001fa6a7" style:font-weight-asian="normal" style:font-weight-complex="normal"/>
    </style:style>
    <style:style style:name="T15" style:family="text">
      <style:text-properties style:font-name="Times New Roman" fo:font-weight="normal" officeooo:rsid="0028e89e" style:font-weight-asian="normal" style:font-weight-complex="normal"/>
    </style:style>
    <style:style style:name="T16" style:family="text">
      <style:text-properties style:font-name="Times New Roman" fo:font-weight="normal" officeooo:rsid="003da3ac" style:font-weight-asian="normal" style:font-weight-complex="normal"/>
    </style:style>
    <style:style style:name="T1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Times New Roman" fo:font-style="normal" fo:font-weight="normal" officeooo:rsid="001fa6a7" style:font-style-asian="normal" style:font-weight-asian="normal" style:font-style-complex="normal" style:font-weight-complex="normal"/>
    </style:style>
    <style:style style:name="T19" style:family="text">
      <style:text-properties style:font-name="Times New Roman" fo:font-style="normal" fo:font-weight="normal" officeooo:rsid="0025d8ce" style:font-style-asian="normal" style:font-weight-asian="normal" style:font-style-complex="normal" style:font-weight-complex="normal"/>
    </style:style>
    <style:style style:name="T20" style:family="text">
      <style:text-properties style:font-name="Times New Roman" fo:font-style="normal" fo:font-weight="normal" officeooo:rsid="0028e89e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tyle="normal" fo:font-weight="normal" officeooo:rsid="002f83ed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tyle="normal" fo:font-weight="normal" officeooo:rsid="002788cb" style:font-style-asian="normal" style:font-weight-asian="normal" style:font-style-complex="normal" style:font-weight-complex="normal"/>
    </style:style>
    <style:style style:name="T23" style:family="text">
      <style:text-properties style:font-name="Times New Roman" fo:font-style="normal" fo:font-weight="normal" officeooo:rsid="0039ef26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Times New Roman" fo:font-style="italic" fo:font-weight="normal" officeooo:rsid="001fa6a7" style:font-style-asian="italic" style:font-weight-asian="normal" style:font-style-complex="italic" style:font-weight-complex="normal"/>
    </style:style>
    <style:style style:name="T26" style:family="text">
      <style:text-properties style:font-name="Times New Roman" fo:font-style="italic" fo:font-weight="normal" officeooo:rsid="0028e89e" style:font-style-asian="italic" style:font-weight-asian="normal" style:font-style-complex="italic" style:font-weight-complex="normal"/>
    </style:style>
    <style:style style:name="T27" style:family="text">
      <style:text-properties style:font-name="Times New Roman" fo:font-style="italic" fo:font-weight="normal" officeooo:rsid="002788cb" style:font-style-asian="italic" style:font-weight-asian="normal" style:font-style-complex="italic" style:font-weight-complex="normal"/>
    </style:style>
    <style:style style:name="T28" style:family="text">
      <style:text-properties style:font-name="Times New Roman" fo:font-style="italic" fo:font-weight="normal" officeooo:rsid="00388efb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IBLIOGRAPHY</text:p>
      <text:p text:style-name="P1"/>
      <text:p text:style-name="P2"><text:span text:style-name="T7">A</text:span><text:span text:style-name="T6">wduche, D., Chiu, A., Elwalid, A., and Xiao, X. (2002). Overview and principles of internet traffic <text:tab/>engineering, </text:span><text:span text:style-name="T1">The Internet Society</text:span><text:span text:style-name="T6">.</text:span></text:p>
      <text:p text:style-name="P23"><text:span text:style-name="T6">Azmi, Z.R.M., et al (2011). Performance Comparison of Priority Rule Scheduling Algorithms Using <text:tab/>Different Inter Arrival Time Jobs in Grid Envorionment, </text:span><text:span text:style-name="T1">International Journal of Grid and <text:tab/>Distributed Computing,</text:span><text:span text:style-name="T6"> 4(3), 61-70. Retrieved from <text:tab/>https://pdfs.semanticscholar.org/df51/1b75b80ddcd9a11d400d8a201593e50e902d.pdf</text:span></text:p>
      <text:p text:style-name="P6"><text:span text:style-name="T7">C</text:span><text:span text:style-name="T6">isco Systems Inc. (2008). </text:span><text:span text:style-name="T1">Wan and Application Optimization Solution Guide</text:span><text:span text:style-name="T6">. [PDF document]. <text:tab/>Retrieved from <text:tab/>http://www.cisco.com/c/dam/en/us/td/docs/nsite/wan_optimization/WANoptSolutionGd.</text:span></text:p>
      <text:p text:style-name="P2"><text:span text:style-name="T7">Communication News. (2001). Bandwidth management pays off</text:span><text:span text:style-name="T2">, </text:span><text:span text:style-name="T3">Communication News,</text:span><text:span text:style-name="T7"> 38(11), 54-56.</text:span></text:p>
      <text:p text:style-name="P8"><text:span text:style-name="T7">C</text:span><text:span text:style-name="T6">omer, D. (1999). </text:span><text:span text:style-name="T1">Computer Networks and Internets.</text:span><text:span text:style-name="T6"> </text:span><text:span text:style-name="T8">New Jersey: </text:span><text:span text:style-name="T6">Prentice-Hall International, Inc.</text:span></text:p>
      <text:p text:style-name="P5"><text:span text:style-name="T7">D</text:span><text:span text:style-name="T6">uzbeck, F. (2006). Bandwidth management is here to stay, </text:span><text:span text:style-name="T1">Network World</text:span><text:span text:style-name="T3">,</text:span><text:span text:style-name="T6"> 23(13), 37. Retrieved from <text:tab/>http://search.proquest.com/docview/215977831?accountid=47253 </text:span></text:p>
      <text:p text:style-name="P21"><text:span text:style-name="T7">G</text:span><text:span text:style-name="T6">oyal, P. (1997). </text:span><text:span text:style-name="T1">Packet Scheduling Algorithms for Integrated Services Networks </text:span><text:span text:style-name="T5">(Diploma thesis)</text:span><text:span text:style-name="T12">. <text:tab/>[PDF <text:tab/>document]. </text:span></text:p>
      <text:p text:style-name="P9"><text:span text:style-name="T7">G</text:span><text:span text:style-name="T6">ross, D., and Harris, C.M. (1974). </text:span><text:span text:style-name="T1">Fundamentals of queueing theory</text:span><text:span text:style-name="T6">. </text:span><text:span text:style-name="T9">New Jersey: </text:span><text:span text:style-name="T6">Wiley.</text:span></text:p>
      <text:p text:style-name="P10"><text:span text:style-name="T10">Internet Live Stats</text:span><text:span text:style-name="T11">. (2016). </text:span><text:span text:style-name="T4">Number of internet users.</text:span><text:span text:style-name="T11"> Retrieved from <text:tab/>http://www.internetlivestats.com/internet-<text:tab/>users/</text:span></text:p>
      <text:p text:style-name="P16"><text:span text:style-name="T14">J</text:span><text:span text:style-name="T13">acobson, V. (1988). Congestion avoidance and control, </text:span><text:span text:style-name="T24">ACM SIGNCOMM Symposium 1988.</text:span></text:p>
      <text:p text:style-name="P24"><text:span text:style-name="T14">J</text:span><text:span text:style-name="T13">erkins, J.L. and Wang, J.L. (1999). </text:span><text:span text:style-name="T17">From network measurement collection to traffic peformance <text:tab/>modeling: challenges and lessons learned, </text:span><text:span text:style-name="T24">Journal of the Brazilian Computer Society,</text:span><text:span text:style-name="T17"> 5(3). <text:tab/></text:span><text:span text:style-name="T23">Retrieved from http://dx.doi.org/10.1590/S0104-65001999000100003</text:span></text:p>
      <text:p text:style-name="P15"><text:soft-page-break/><text:span text:style-name="T14">K</text:span><text:span text:style-name="T13">anu, R., Kuyoro, S., Ogunlere, S., and Adegbenjo, A. (2012). Management and control of bandwidth <text:tab/>in computer networks, </text:span><text:span text:style-name="T24"><text:s/>International </text:span><text:span text:style-name="T28">Journal</text:span><text:span text:style-name="T24"> of Computer Networks and Wireless <text:tab/>Communications</text:span><text:span text:style-name="T17">. 2(3). 342-348.</text:span></text:p>
      <text:p text:style-name="P18"><text:span text:style-name="T14">K</text:span><text:span text:style-name="T13">arim, L., </text:span><text:span text:style-name="T15">Nasser, N., Taleb, T., and Alqallaf, A. (2012). An efficient priority packet scheduling <text:tab/>algorithm for wireless sensor network, </text:span><text:span text:style-name="T26">IEEE ICC 2012 Ad-hoc and Sensor Networking <text:tab/>Symposium</text:span><text:span text:style-name="T20">. 335-338.</text:span></text:p>
      <text:p text:style-name="P20"><text:span text:style-name="T14">L</text:span><text:span text:style-name="T13">azowska, E., Zahorjan, J., Graham, G., and Sevcik, K. (1984). </text:span><text:span text:style-name="T24">Quantitative system performance: <text:tab/>Computer system analysis using queueing network models.</text:span><text:span text:style-name="T17"> </text:span><text:span text:style-name="T21">New Jersey: </text:span><text:span text:style-name="T17">Prentice-Hall, Inc.</text:span></text:p>
      <text:p text:style-name="P17"><text:span text:style-name="T14">M</text:span><text:span text:style-name="T13">artin, M. And Roth, A. (n.d.). </text:span><text:span text:style-name="T24">Cis 501: Computer architecture</text:span><text:span text:style-name="T17">. [PDF document]. Rerieved from <text:tab/>https://www.cis.upenn.edu/ milom/cis501-Fall11/lectures/02_performance.pdf</text:span></text:p>
      <text:p text:style-name="P19"><text:span text:style-name="T14">M</text:span><text:span text:style-name="T13">uhilan, R., Arulselvi, S., and Kiran Kumar, T. (2013). Packet scheduling algorithms simular WFQ, <text:tab/>SCFQ, and WF2Q, </text:span><text:span text:style-name="T24">International Journal of Scientific &amp; Technology Research</text:span><text:span text:style-name="T17">. 2(10). 249-252.</text:span></text:p>
      <text:p text:style-name="P25"><text:span text:style-name="T14">M</text:span><text:span text:style-name="T13">ustafa, E.G.M. and Talab, S.A. (2016). The Effect of Queueing Mechanisms First in First out (FIFO), <text:tab/>Priority Queueing (PQ) and Weighted Fair Queueing (WFQ) on Network’s Routers and <text:tab/>Applications, </text:span><text:span text:style-name="T24">Wireless Sensor Network</text:span><text:span text:style-name="T17">, 8(5), 78-84. Retrieved from <text:tab/>https://file.scirp.org/pdf/WSN_2016053115445482.pdf</text:span></text:p>
      <text:p text:style-name="P13"><text:span text:style-name="T14">Pazos, C.M., Gerla, M., and Rigolio, G. (1999). </text:span><text:span text:style-name="T18">Flow control and bandwidth management in next <text:tab/>generation internets, </text:span><text:span text:style-name="T25">Telecommunication Systems. </text:span><text:span text:style-name="T18">11(304). 394-412. Retrieved from <text:tab/>http://search.proquest.com/docview/212047202?accountid=47253</text:span></text:p>
      <text:p text:style-name="P14"><text:span text:style-name="T19">S</text:span><text:span text:style-name="T22">chneider, P. (1996). </text:span><text:span text:style-name="T27">TCP/IP traffic classification based on port numbers (Diploma thesis)</text:span><text:span text:style-name="T22">. [PDF <text:tab/>document]. Retrieved from http://www.schneider-grin.ch/media/pdf/diploma_thesis.pdf</text:span></text:p>
      <text:p text:style-name="P3"><text:span text:style-name="T6">Teach-ICT. (n.d.). </text:span><text:span text:style-name="T1">Bandwidth</text:span><text:span text:style-name="T6">. Retireved from http://www.teach-</text:span></text:p>
      <text:p text:style-name="P11"><text:tab/>ict.com/as_a2_ict_new/ocr/A2_G063/333_networks_coms/bandwidth/miniweb/pg2.htm</text:p>
      <text:p text:style-name="P4"><text:span text:style-name="T6">Tong, S., and Yang, O. (2007). Bandwidth management for supporting differentiated-service aware <text:tab/>traffic engineering, </text:span><text:span text:style-name="T1">Parallel and Distributed Systems</text:span><text:span text:style-name="T6">. 18(8). 1320-1331.</text:span></text:p>
      <text:p text:style-name="P7"><text:soft-page-break/><text:span text:style-name="T6">Webopedia. (2017). </text:span><text:span text:style-name="T1">Clock tick.</text:span><text:span text:style-name="T6"> Retrieved from http://www.webopedia.com/TERM/C/clock_tick.htm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5:50:45.137903247</meta:creation-date>
    <dc:date>2018-06-06T05:51:44.688205244</dc:date>
    <meta:editing-duration>PT1H31M30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3" meta:paragraph-count="24" meta:word-count="421" meta:character-count="3742" meta:non-whitespace-character-count="3315"/>
  </office:meta>
</office:document-meta>
</file>